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1"/>
    <style:style style:name="P3" style:family="paragraph" style:parent-style-name="Standard" style:list-style-name="Numbering_20_1"/>
    <style:style style:name="P4" style:family="paragraph" style:parent-style-name="Standard" style:list-style-name="Numbering_20_1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>Gfhfghfghh </text:p>
      <text:p text:style-name="List_20_Heading">Kjkjk</text:p>
      <text:p text:style-name="List_20_Contents">kkljlkj</text:p>
      <text:p text:style-name="List_20_Heading">dsffd</text:p>
      <text:p text:style-name="List_20_Contents">fkjglkd</text:p>
      <text:p text:style-name="List_20_Heading">sdfsfdds flkf</text:p>
      <text:p text:style-name="List_20_Contents">sjflkdjflk</text:p>
      <text:p text:style-name="Standard"><text:a xlink:type="simple" xlink:href="http://www.eionet.eu.int/">http://www.slashdot.org</text:a></text:p>
      <text:list text:style-name="List_20_1">
        <text:list-item>
          <text:p text:style-name="P1">liste 1</text:p>
        </text:list-item>
        <text:list-item>
          <text:p text:style-name="P1">liste 2</text:p>
        </text:list-item>
      </text:list>
      <text:p text:style-name="Standard"/>
      <text:list text:style-name="Numbering_20_1">
        <text:list-item>
          <text:p text:style-name="P3">nummer 1</text:p>
        </text:list-item>
        <text:list-item>
          <text:p text:style-name="P3">nummer 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a" fo:country="DK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6-09-14T20:48:59</meta:creation-date>
    <dc:creator>Søren Roug</dc:creator>
    <dc:date>2008-02-24T23:05:01</dc:date>
    <meta:editing-cycles>6</meta:editing-cycles>
    <meta:editing-duration>PT15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8" meta:character-count="111"/>
  </office:meta>
</office:document-meta>
</file>